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2" style:family="text">
      <style:text-properties fo:font-weight="bold" fo:font-family="Arial" fo:font-size="14pt" style:text-underline-type="single" style:text-underline-style="solid"/>
    </style:style>
    <style:style style:name="p3" style:family="paragraph">
      <style:paragraph-properties fo:text-align="center" fo:margin-top="9pt" fo:margin-left="0pt" fo:text-indent="0pt"/>
    </style:style>
    <style:style style:name="c4" style:family="text">
      <style:text-properties fo:font-family="Arial" fo:font-size="12pt"/>
    </style:style>
    <style:style style:name="p5" style:family="paragraph">
      <style:paragraph-properties fo:margin-top="9pt" fo:margin-bottom="9pt" fo:margin-left="0pt" fo:text-indent="0pt"/>
    </style:style>
    <style:style style:name="p6" style:family="paragraph">
      <style:paragraph-properties fo:text-align="center" fo:margin-top="9pt" fo:margin-left="0pt" fo:text-indent="0pt"/>
    </style:style>
    <style:style style:name="c7" style:family="text">
      <style:text-properties fo:font-weight="bold" fo:font-family="Arial" fo:font-size="12pt"/>
    </style:style>
    <text:list-style style:name="L8">
      <text:list-level-style-number style:num-format="1" style:num-suffix="." text:level="1">
        <style:list-level-properties fo:text-align="start" text:space-before="8mm"/>
      </text:list-level-style-number>
    </text:list-style>
    <style:style style:name="p9" style:family="paragraph">
      <style:paragraph-properties fo:margin-top="9pt" fo:margin-left="0pt" fo:text-indent="0pt"/>
    </style:style>
    <style:style style:name="p10" style:family="paragraph">
      <style:paragraph-properties fo:margin-bottom="9pt" fo:margin-left="0pt" fo:text-indent="0pt"/>
    </style:style>
    <style:style style:name="p11" style:family="paragraph">
      <style:paragraph-properties fo:margin-left="0pt" fo:text-indent="0pt"/>
    </style:style>
    <style:style style:name="p12" style:family="paragraph">
      <style:paragraph-properties fo:margin-top="9pt" fo:margin-left="0pt" fo:text-indent="0pt"/>
    </style:style>
    <style:style style:name="p13" style:family="paragraph">
      <style:paragraph-properties fo:margin-left="0pt" fo:text-indent="0pt"/>
    </style:style>
    <style:style style:name="p14" style:family="paragraph">
      <style:paragraph-properties fo:margin-bottom="9pt" fo:margin-left="0pt" fo:text-indent="0pt"/>
    </style:style>
    <style:style style:name="p15" style:family="paragraph">
      <style:paragraph-properties fo:text-align="center" fo:margin-left="0pt" fo:text-indent="0pt"/>
    </style:style>
    <style:style style:name="s16" style:family="section">
      <style:section-properties fo:margin-top="0pt" fo:margin-bottom="0pt" fo:margin-left="0pt" fo:margin-right="0pt"/>
    </style:style>
    <style:style style:name="T17" style:family="table">
      <style:table-properties/>
    </style:style>
    <style:style style:name="T18" style:family="table">
      <style:table-properties/>
    </style:style>
    <style:style style:name="T19" style:family="table">
      <style:table-properties/>
    </style:style>
    <style:style style:name="T20" style:family="table">
      <style:table-properties/>
    </style:style>
    <style:style style:name="p21" style:family="paragraph">
      <style:paragraph-properties fo:text-align="center" fo:margin-top="9pt" fo:margin-left="0pt" fo:text-indent="0pt" fo:break-before="page"/>
    </style:style>
    <style:style style:name="p22" style:family="paragraph">
      <style:paragraph-properties fo:margin-top="9pt" fo:margin-left="0pt" fo:text-indent="0pt"/>
    </style:style>
    <style:style style:name="p23" style:family="paragraph">
      <style:paragraph-properties fo:margin-bottom="9pt" fo:margin-left="0pt" fo:text-indent="0pt"/>
    </style:style>
    <style:style style:name="p24" style:family="paragraph">
      <style:paragraph-properties fo:margin-top="9pt" fo:margin-left="0pt" fo:text-indent="0pt"/>
    </style:style>
    <style:style style:name="p25" style:family="paragraph">
      <style:paragraph-properties fo:margin-left="0pt" fo:text-indent="0pt"/>
    </style:style>
    <style:style style:name="p26" style:family="paragraph">
      <style:paragraph-properties fo:margin-bottom="9pt" fo:margin-left="0pt" fo:text-indent="0pt"/>
    </style:style>
    <style:style style:name="T27" style:family="table">
      <style:table-properties/>
    </style:style>
    <style:style style:name="T28" style:family="table">
      <style:table-properties/>
    </style:style>
    <style:style style:name="T29" style:family="table">
      <style:table-properties/>
    </style:style>
    <style:style style:name="T30" style:family="table">
      <style:table-properties/>
    </style:style>
    <style:style style:name="p31" style:family="paragraph">
      <style:paragraph-properties fo:margin-top="9pt" fo:margin-left="0pt" fo:text-indent="0pt"/>
    </style:style>
    <style:style style:name="p32" style:family="paragraph">
      <style:paragraph-properties fo:margin-bottom="9pt" fo:margin-left="0pt" fo:text-indent="0pt"/>
    </style:style>
    <style:style style:name="p33" style:family="paragraph">
      <style:paragraph-properties fo:margin-top="9pt" fo:margin-left="0pt" fo:text-indent="0pt"/>
    </style:style>
    <style:style style:name="p34" style:family="paragraph">
      <style:paragraph-properties fo:margin-left="0pt" fo:text-indent="0pt"/>
    </style:style>
    <style:style style:name="p35" style:family="paragraph">
      <style:paragraph-properties fo:margin-bottom="9pt" fo:margin-left="0pt" fo:text-indent="0pt"/>
    </style:style>
    <style:style style:name="T36" style:family="table">
      <style:table-properties/>
    </style:style>
    <style:style style:name="T37" style:family="table">
      <style:table-properties/>
    </style:style>
    <style:style style:name="T38" style:family="table">
      <style:table-properties/>
    </style:style>
    <style:style style:name="T39" style:family="table">
      <style:table-properties/>
    </style:style>
    <style:style style:name="p40" style:family="paragraph">
      <style:paragraph-properties fo:margin-top="9pt" fo:margin-left="0pt" fo:text-indent="0pt"/>
    </style:style>
    <style:style style:name="p41" style:family="paragraph">
      <style:paragraph-properties fo:margin-bottom="9pt" fo:margin-left="0pt" fo:text-indent="0pt"/>
    </style:style>
    <style:style style:name="p42" style:family="paragraph">
      <style:paragraph-properties fo:margin-top="9pt" fo:margin-left="0pt" fo:text-indent="0pt"/>
    </style:style>
    <style:style style:name="p43" style:family="paragraph">
      <style:paragraph-properties fo:margin-left="0pt" fo:text-indent="0pt"/>
    </style:style>
    <style:style style:name="p44" style:family="paragraph">
      <style:paragraph-properties fo:margin-bottom="9pt" fo:margin-left="0pt" fo:text-indent="0pt"/>
    </style:style>
    <style:style style:name="T45" style:family="table">
      <style:table-properties/>
    </style:style>
    <style:style style:name="T46" style:family="table">
      <style:table-properties/>
    </style:style>
    <style:style style:name="T47" style:family="table">
      <style:table-properties/>
    </style:style>
    <style:style style:name="T48" style:family="table">
      <style:table-properties/>
    </style:style>
    <style:style style:name="p49" style:family="paragraph">
      <style:paragraph-properties fo:margin-top="9pt" fo:margin-left="0pt" fo:text-indent="0pt"/>
    </style:style>
    <style:style style:name="p50" style:family="paragraph">
      <style:paragraph-properties fo:margin-bottom="9pt" fo:margin-left="0pt" fo:text-indent="0pt"/>
    </style:style>
    <style:style style:name="p51" style:family="paragraph">
      <style:paragraph-properties fo:margin-top="9pt" fo:margin-left="0pt" fo:text-indent="0pt"/>
    </style:style>
    <style:style style:name="p52" style:family="paragraph">
      <style:paragraph-properties fo:margin-left="0pt" fo:text-indent="0pt"/>
    </style:style>
    <style:style style:name="p53" style:family="paragraph">
      <style:paragraph-properties fo:margin-bottom="9pt" fo:margin-left="0pt" fo:text-indent="0pt"/>
    </style:style>
    <style:style style:name="T54" style:family="table">
      <style:table-properties/>
    </style:style>
    <style:style style:name="T55" style:family="table">
      <style:table-properties/>
    </style:style>
    <style:style style:name="T56" style:family="table">
      <style:table-properties/>
    </style:style>
    <style:style style:name="T57" style:family="table">
      <style:table-properties/>
    </style:style>
    <style:style style:name="p58" style:family="paragraph">
      <style:paragraph-properties fo:margin-top="9pt" fo:margin-left="0pt" fo:text-indent="0pt"/>
    </style:style>
    <style:style style:name="p59" style:family="paragraph">
      <style:paragraph-properties fo:margin-bottom="9pt" fo:margin-left="0pt" fo:text-indent="0pt"/>
    </style:style>
    <style:style style:name="p60" style:family="paragraph">
      <style:paragraph-properties fo:margin-top="9pt" fo:margin-left="0pt" fo:text-indent="0pt"/>
    </style:style>
    <style:style style:name="p61" style:family="paragraph">
      <style:paragraph-properties fo:margin-left="0pt" fo:text-indent="0pt"/>
    </style:style>
    <style:style style:name="p62" style:family="paragraph">
      <style:paragraph-properties fo:margin-bottom="9pt" fo:margin-left="0pt" fo:text-indent="0pt"/>
    </style:style>
    <style:style style:name="T63" style:family="table">
      <style:table-properties/>
    </style:style>
    <style:style style:name="T64" style:family="table">
      <style:table-properties/>
    </style:style>
    <style:style style:name="T65" style:family="table">
      <style:table-properties/>
    </style:style>
    <style:style style:name="T66" style:family="table">
      <style:table-properties/>
    </style:style>
    <style:style style:name="p67" style:family="paragraph">
      <style:paragraph-properties fo:margin-top="9pt" fo:margin-left="0pt" fo:text-indent="0pt"/>
    </style:style>
    <style:style style:name="p68" style:family="paragraph">
      <style:paragraph-properties fo:margin-bottom="9pt" fo:margin-left="0pt" fo:text-indent="0pt"/>
    </style:style>
    <style:style style:name="p69" style:family="paragraph">
      <style:paragraph-properties fo:margin-top="9pt" fo:margin-left="0pt" fo:text-indent="0pt"/>
    </style:style>
    <style:style style:name="p70" style:family="paragraph">
      <style:paragraph-properties fo:margin-left="0pt" fo:text-indent="0pt"/>
    </style:style>
    <style:style style:name="p71" style:family="paragraph">
      <style:paragraph-properties fo:margin-bottom="9pt" fo:margin-left="0pt" fo:text-indent="0pt"/>
    </style:style>
    <style:style style:name="T72" style:family="table">
      <style:table-properties/>
    </style:style>
    <style:style style:name="T73" style:family="table">
      <style:table-properties/>
    </style:style>
    <style:style style:name="T74" style:family="table">
      <style:table-properties/>
    </style:style>
    <style:style style:name="T75" style:family="table">
      <style:table-properties/>
    </style:style>
    <style:style style:name="p76" style:family="paragraph">
      <style:paragraph-properties fo:margin-top="9pt" fo:margin-left="0pt" fo:text-indent="0pt"/>
    </style:style>
    <style:style style:name="p77" style:family="paragraph">
      <style:paragraph-properties fo:margin-bottom="9pt" fo:margin-left="0pt" fo:text-indent="0pt"/>
    </style:style>
    <style:style style:name="p78" style:family="paragraph">
      <style:paragraph-properties fo:margin-top="9pt" fo:margin-left="0pt" fo:text-indent="0pt"/>
    </style:style>
    <style:style style:name="p79" style:family="paragraph">
      <style:paragraph-properties fo:margin-left="0pt" fo:text-indent="0pt"/>
    </style:style>
    <style:style style:name="p80" style:family="paragraph">
      <style:paragraph-properties fo:margin-bottom="9pt" fo:margin-left="0pt" fo:text-indent="0pt"/>
    </style:style>
    <style:style style:name="T81" style:family="table">
      <style:table-properties/>
    </style:style>
    <style:style style:name="T82" style:family="table">
      <style:table-properties/>
    </style:style>
    <style:style style:name="T83" style:family="table">
      <style:table-properties/>
    </style:style>
    <style:style style:name="T84" style:family="table">
      <style:table-properties/>
    </style:style>
    <style:style style:name="p85" style:family="paragraph">
      <style:paragraph-properties fo:margin-top="9pt" fo:margin-left="0pt" fo:text-indent="0pt"/>
    </style:style>
    <style:style style:name="p86" style:family="paragraph">
      <style:paragraph-properties fo:margin-bottom="9pt" fo:margin-left="0pt" fo:text-indent="0pt"/>
    </style:style>
    <style:style style:name="p87" style:family="paragraph">
      <style:paragraph-properties fo:margin-top="9pt" fo:margin-left="0pt" fo:text-indent="0pt"/>
    </style:style>
    <style:style style:name="p88" style:family="paragraph">
      <style:paragraph-properties fo:margin-left="0pt" fo:text-indent="0pt"/>
    </style:style>
    <style:style style:name="p89" style:family="paragraph">
      <style:paragraph-properties fo:margin-bottom="9pt" fo:margin-left="0pt" fo:text-indent="0pt"/>
    </style:style>
    <style:style style:name="T90" style:family="table">
      <style:table-properties/>
    </style:style>
    <style:style style:name="T91" style:family="table">
      <style:table-properties/>
    </style:style>
    <style:style style:name="T92" style:family="table">
      <style:table-properties/>
    </style:style>
    <style:style style:name="T93" style:family="table">
      <style:table-properties/>
    </style:style>
    <style:style style:name="p94" style:family="paragraph">
      <style:paragraph-properties fo:margin-top="9pt" fo:margin-left="0pt" fo:text-indent="0pt"/>
    </style:style>
    <style:style style:name="p95" style:family="paragraph">
      <style:paragraph-properties fo:margin-bottom="9pt" fo:margin-left="0pt" fo:text-indent="0pt"/>
    </style:style>
    <style:style style:name="p96" style:family="paragraph">
      <style:paragraph-properties fo:margin-top="9pt" fo:margin-left="0pt" fo:text-indent="0pt"/>
    </style:style>
    <style:style style:name="p97" style:family="paragraph">
      <style:paragraph-properties fo:margin-left="0pt" fo:text-indent="0pt"/>
    </style:style>
    <style:style style:name="p98" style:family="paragraph">
      <style:paragraph-properties fo:margin-bottom="9pt" fo:margin-left="0pt" fo:text-indent="0pt"/>
    </style:style>
    <style:style style:name="T99" style:family="table">
      <style:table-properties/>
    </style:style>
    <style:style style:name="T100" style:family="table">
      <style:table-properties/>
    </style:style>
    <style:style style:name="T101" style:family="table">
      <style:table-properties/>
    </style:style>
    <style:style style:name="T102" style:family="table">
      <style:table-properties/>
    </style:style>
    <style:style style:name="p103" style:family="paragraph">
      <style:paragraph-properties fo:margin-top="9pt" fo:margin-left="0pt" fo:text-indent="0pt"/>
    </style:style>
    <style:style style:name="p104" style:family="paragraph">
      <style:paragraph-properties fo:margin-bottom="9pt" fo:margin-left="0pt" fo:text-indent="0pt"/>
    </style:style>
    <style:style style:name="p105" style:family="paragraph">
      <style:paragraph-properties fo:margin-top="9pt" fo:margin-left="0pt" fo:text-indent="0pt"/>
    </style:style>
    <style:style style:name="p106" style:family="paragraph">
      <style:paragraph-properties fo:margin-left="0pt" fo:text-indent="0pt"/>
    </style:style>
    <style:style style:name="p107" style:family="paragraph">
      <style:paragraph-properties fo:margin-bottom="9pt" fo:margin-left="0pt" fo:text-indent="0pt"/>
    </style:style>
    <style:style style:name="T108" style:family="table">
      <style:table-properties/>
    </style:style>
    <style:style style:name="T109" style:family="table">
      <style:table-properties/>
    </style:style>
    <style:style style:name="T110" style:family="table">
      <style:table-properties/>
    </style:style>
    <style:style style:name="T111" style:family="table">
      <style:table-properties/>
    </style:style>
    <style:style style:name="p112" style:family="paragraph">
      <style:paragraph-properties fo:margin-top="9pt" fo:margin-left="0pt" fo:text-indent="0pt"/>
    </style:style>
    <style:style style:name="p113" style:family="paragraph">
      <style:paragraph-properties fo:margin-bottom="9pt" fo:margin-left="0pt" fo:text-indent="0pt"/>
    </style:style>
    <style:style style:name="p114" style:family="paragraph">
      <style:paragraph-properties fo:margin-top="9pt" fo:margin-left="0pt" fo:text-indent="0pt"/>
    </style:style>
    <style:style style:name="p115" style:family="paragraph">
      <style:paragraph-properties fo:margin-left="0pt" fo:text-indent="0pt"/>
    </style:style>
    <style:style style:name="p116" style:family="paragraph">
      <style:paragraph-properties fo:margin-bottom="9pt" fo:margin-left="0pt" fo:text-indent="0pt"/>
    </style:style>
    <style:style style:name="T117" style:family="table">
      <style:table-properties/>
    </style:style>
    <style:style style:name="T118" style:family="table">
      <style:table-properties/>
    </style:style>
    <style:style style:name="T119" style:family="table">
      <style:table-properties/>
    </style:style>
    <style:style style:name="T120" style:family="table">
      <style:table-properties/>
    </style:style>
    <style:style style:name="p121" style:family="paragraph">
      <style:paragraph-properties fo:margin-top="9pt" fo:margin-left="0pt" fo:text-indent="0pt"/>
    </style:style>
    <style:style style:name="p122" style:family="paragraph">
      <style:paragraph-properties fo:margin-bottom="9pt" fo:margin-left="0pt" fo:text-indent="0pt"/>
    </style:style>
    <style:style style:name="p123" style:family="paragraph">
      <style:paragraph-properties fo:margin-top="9pt" fo:margin-left="0pt" fo:text-indent="0pt"/>
    </style:style>
    <style:style style:name="p124" style:family="paragraph">
      <style:paragraph-properties fo:margin-left="0pt" fo:text-indent="0pt"/>
    </style:style>
    <style:style style:name="p125" style:family="paragraph">
      <style:paragraph-properties fo:margin-bottom="9pt" fo:margin-left="0pt" fo:text-indent="0pt"/>
    </style:style>
    <style:style style:name="T126" style:family="table">
      <style:table-properties/>
    </style:style>
    <style:style style:name="T127" style:family="table">
      <style:table-properties/>
    </style:style>
    <style:style style:name="T128" style:family="table">
      <style:table-properties/>
    </style:style>
    <style:style style:name="T129" style:family="table">
      <style:table-properties/>
    </style:style>
    <style:style style:name="p130" style:family="paragraph">
      <style:paragraph-properties fo:margin-top="9pt" fo:margin-left="0pt" fo:text-indent="0pt"/>
    </style:style>
    <style:style style:name="p131" style:family="paragraph">
      <style:paragraph-properties fo:margin-bottom="9pt" fo:margin-left="0pt" fo:text-indent="0pt"/>
    </style:style>
    <style:style style:name="p132" style:family="paragraph">
      <style:paragraph-properties fo:margin-top="9pt" fo:margin-left="0pt" fo:text-indent="0pt"/>
    </style:style>
    <style:style style:name="p133" style:family="paragraph">
      <style:paragraph-properties fo:margin-left="0pt" fo:text-indent="0pt"/>
    </style:style>
    <style:style style:name="p134" style:family="paragraph">
      <style:paragraph-properties fo:margin-bottom="9pt" fo:margin-left="0pt" fo:text-indent="0pt"/>
    </style:style>
    <style:style style:name="T135" style:family="table">
      <style:table-properties/>
    </style:style>
    <style:style style:name="T136" style:family="table">
      <style:table-properties/>
    </style:style>
    <style:style style:name="T137" style:family="table">
      <style:table-properties/>
    </style:style>
    <style:style style:name="T138" style:family="table">
      <style:table-properties/>
    </style:style>
    <style:style style:name="p139" style:family="paragraph">
      <style:paragraph-properties fo:margin-top="9pt" fo:margin-left="0pt" fo:text-indent="0pt"/>
    </style:style>
    <style:style style:name="p140" style:family="paragraph">
      <style:paragraph-properties fo:margin-bottom="9pt" fo:margin-left="0pt" fo:text-indent="0pt"/>
    </style:style>
    <style:style style:name="p141" style:family="paragraph">
      <style:paragraph-properties fo:margin-top="9pt" fo:margin-left="0pt" fo:text-indent="0pt"/>
    </style:style>
    <style:style style:name="p142" style:family="paragraph">
      <style:paragraph-properties fo:margin-left="0pt" fo:text-indent="0pt"/>
    </style:style>
    <style:style style:name="p143" style:family="paragraph">
      <style:paragraph-properties fo:margin-bottom="9pt" fo:margin-left="0pt" fo:text-indent="0pt"/>
    </style:style>
    <style:style style:name="T144" style:family="table">
      <style:table-properties/>
    </style:style>
    <style:style style:name="T145" style:family="table">
      <style:table-properties/>
    </style:style>
    <style:style style:name="T146" style:family="table">
      <style:table-properties/>
    </style:style>
    <style:style style:name="T147" style:family="table">
      <style:table-properties/>
    </style:style>
    <style:style style:name="p148" style:family="paragraph">
      <style:paragraph-properties fo:margin-top="9pt" fo:margin-left="0pt" fo:text-indent="0pt"/>
    </style:style>
    <style:style style:name="p149" style:family="paragraph">
      <style:paragraph-properties fo:margin-bottom="9pt" fo:margin-left="0pt" fo:text-indent="0pt"/>
    </style:style>
    <style:style style:name="p150" style:family="paragraph">
      <style:paragraph-properties fo:margin-top="9pt" fo:margin-left="0pt" fo:text-indent="0pt"/>
    </style:style>
    <style:style style:name="p151" style:family="paragraph">
      <style:paragraph-properties fo:margin-left="0pt" fo:text-indent="0pt"/>
    </style:style>
    <style:style style:name="p152" style:family="paragraph">
      <style:paragraph-properties fo:margin-bottom="9pt" fo:margin-left="0pt" fo:text-indent="0pt"/>
    </style:style>
    <style:style style:name="T153" style:family="table">
      <style:table-properties/>
    </style:style>
    <style:style style:name="T154" style:family="table">
      <style:table-properties/>
    </style:style>
    <style:style style:name="T155" style:family="table">
      <style:table-properties/>
    </style:style>
    <style:style style:name="T156" style:family="table">
      <style:table-properties/>
    </style:style>
    <style:style style:name="p157" style:family="paragraph">
      <style:paragraph-properties fo:margin-top="9pt" fo:margin-left="0pt" fo:text-indent="0pt"/>
    </style:style>
    <style:style style:name="p158" style:family="paragraph">
      <style:paragraph-properties fo:margin-bottom="9pt" fo:margin-left="0pt" fo:text-indent="0pt"/>
    </style:style>
    <style:style style:name="p159" style:family="paragraph">
      <style:paragraph-properties fo:margin-top="9pt" fo:margin-left="0pt" fo:text-indent="0pt"/>
    </style:style>
    <style:style style:name="p160" style:family="paragraph">
      <style:paragraph-properties fo:margin-left="0pt" fo:text-indent="0pt"/>
    </style:style>
    <style:style style:name="p161" style:family="paragraph">
      <style:paragraph-properties fo:margin-bottom="9pt" fo:margin-left="0pt" fo:text-indent="0pt"/>
    </style:style>
    <style:style style:name="T162" style:family="table">
      <style:table-properties/>
    </style:style>
    <style:style style:name="T163" style:family="table">
      <style:table-properties/>
    </style:style>
    <style:style style:name="T164" style:family="table">
      <style:table-properties/>
    </style:style>
    <style:style style:name="T165" style:family="table">
      <style:table-properties/>
    </style:style>
    <style:style style:name="p166" style:family="paragraph">
      <style:paragraph-properties fo:margin-top="9pt" fo:margin-left="0pt" fo:text-indent="0pt"/>
    </style:style>
    <style:style style:name="p167" style:family="paragraph">
      <style:paragraph-properties fo:margin-bottom="9pt" fo:margin-left="0pt" fo:text-indent="0pt"/>
    </style:style>
    <style:style style:name="p168" style:family="paragraph">
      <style:paragraph-properties fo:margin-top="9pt" fo:margin-left="0pt" fo:text-indent="0pt"/>
    </style:style>
    <style:style style:name="p169" style:family="paragraph">
      <style:paragraph-properties fo:margin-left="0pt" fo:text-indent="0pt"/>
    </style:style>
    <style:style style:name="p170" style:family="paragraph">
      <style:paragraph-properties fo:margin-bottom="9pt" fo:margin-left="0pt" fo:text-indent="0pt"/>
    </style:style>
    <style:style style:name="T171" style:family="table">
      <style:table-properties/>
    </style:style>
    <style:style style:name="T172" style:family="table">
      <style:table-properties/>
    </style:style>
    <style:style style:name="T173" style:family="table">
      <style:table-properties/>
    </style:style>
    <style:style style:name="T174" style:family="table">
      <style:table-properties/>
    </style:style>
  </office:automatic-styles>
  <office:body>
    <office:text>
      <text:p text:style-name="p3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CHOWDHRY ASRFUZZAMAN ΟΝΟΜΑ ΠΑΤΡΟΣ : MD AZIZUR <text:line-break/>ΔΙΕΥΘΥΝΣΗ ΚΑΤΟΙΚΙΑΣ : ΑΙΣΧΥΛΟΥ 13 ΑΘΗΝΑ <text:line-break/>ΣΤΟΙΧΕΙΑ ΤΑΥΤΟΤΗΤΑΣ : ΑΕ6789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9"><text:span text:style-name="c4">ΗΜΕΡΟΜΗΝΙΑ ΕΝΑΡΞΗΣ ΣΥΜΒΑΣΗΣ : 18/10/2013 </text:span></text:p>
        </text:list-item>
        <text:list-item>
          <text:p text:style-name="p1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2"><text:span text:style-name="c4">ΗΜΕΡΕΣ ΕΒΔΟΜΑΔΙΑΙΩΣ : ΔΥΟ (ΠΑΡΑΣΚΕΥΗ-ΣΑΒΑΤΟ) </text:span></text:p>
        </text:list-item>
        <text:list-item>
          <text:p text:style-name="p13"><text:span text:style-name="c4">ΩΡΕΣ ΕΒΔΟΜΑΔΙΑΙΩΣ : 12 </text:span></text:p>
        </text:list-item>
        <text:list-item>
          <text:p text:style-name="p14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ΛΑΝΤΖΕΡΗΣ <text:line-break/>Ε. ΑΠΟΔΟΧΕΣ : Ημερομίσθιο 38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7">
            <text:p text:style-name="p15"><text:span text:style-name="c4">Ο ΕΡΓΟΔΟΤΗΣ</text:span></text:p>
          </table:table-cell>
          <table:table-cell table:style-name="T1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9">
            <text:p text:style-name="p15"><text:span text:style-name="c4">ΣΦΡΑΓΙΔΑ-ΥΠΟΓΡΑΦΗ</text:span></text:p>
          </table:table-cell>
          <table:table-cell table:style-name="T1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ΣΤΑΜΑΤΙΑ ΑΛΕΞΟΠΟΥΛΟΥ ΟΝΟΜΑ ΠΑΤΡΟΣ : ΒΑΣΙΛΕΙΟΣ <text:line-break/>ΔΙΕΥΘΥΝΣΗ ΚΑΤΟΙΚΙΑΣ : ΡΟΥΜΕΛΗΣ 14, ΑΘΗΝΑ, 15771 <text:line-break/>ΣΤΟΙΧΕΙΑ ΤΑΥΤΟΤΗΤΑΣ : Φ326899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22"><text:span text:style-name="c4">ΗΜΕΡΟΜΗΝΙΑ ΕΝΑΡΞΗΣ ΣΥΜΒΑΣΗΣ : 18/10/2013 </text:span></text:p>
        </text:list-item>
        <text:list-item>
          <text:p text:style-name="p23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24"><text:span text:style-name="c4">ΗΜΕΡΕΣ ΕΒΔΟΜΑΔΙΑΙΩΣ : ΔΥΟ (ΠΑΡΑΣΚΕΥΗ-ΣΑΒΒΑΤΟ) </text:span></text:p>
        </text:list-item>
        <text:list-item>
          <text:p text:style-name="p25"><text:span text:style-name="c4">ΩΡΕΣ ΕΒΔΟΜΑΔΙΑΙΩΣ : 8 </text:span></text:p>
        </text:list-item>
        <text:list-item>
          <text:p text:style-name="p26"><text:span text:style-name="c4">ΩΡΑΡΙΟ ΗΜΕΡΗΣΙΑΣ ΑΠΑΣΧΟΛΗΣΗΣ : 23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27">
            <text:p text:style-name="p15"><text:span text:style-name="c4">Ο ΕΡΓΟΔΟΤΗΣ</text:span></text:p>
          </table:table-cell>
          <table:table-cell table:style-name="T2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29">
            <text:p text:style-name="p15"><text:span text:style-name="c4">ΣΦΡΑΓΙΔΑ-ΥΠΟΓΡΑΦΗ</text:span></text:p>
          </table:table-cell>
          <table:table-cell table:style-name="T2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ΑΡΙΑ ΓΙΑΟΥΝΤΖΗ ΟΝΟΜΑ ΠΑΤΡΟΣ : ΒΑΣΙΛΕΙΟΣ <text:line-break/>ΔΙΕΥΘΥΝΣΗ ΚΑΤΟΙΚΙΑΣ : ΔΟΪΡΑΝΗΣ8-10, ΚΑΛΛΙΘΕΑ <text:line-break/>ΣΤΟΙΧΕΙΑ ΤΑΥΤΟΤΗΤΑΣ : ΑΗ564952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31"><text:span text:style-name="c4">ΗΜΕΡΟΜΗΝΙΑ ΕΝΑΡΞΗΣ ΣΥΜΒΑΣΗΣ : 18/10/2013 </text:span></text:p>
        </text:list-item>
        <text:list-item>
          <text:p text:style-name="p32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33"><text:span text:style-name="c4">ΗΜΕΡΕΣ ΕΒΔΟΜΑΔΙΑΙΩΣ : ΔΥΟ (ΠΑΡΑΣΚΕΥΗ-ΣΑΒΒΑΤΟ) </text:span></text:p>
        </text:list-item>
        <text:list-item>
          <text:p text:style-name="p34"><text:span text:style-name="c4">ΩΡΕΣ ΕΒΔΟΜΑΔΙΑΙΩΣ : 12 </text:span></text:p>
        </text:list-item>
        <text:list-item>
          <text:p text:style-name="p35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ΥΠΑΛΛ.ΥΠΟΔΟΧΗΣ <text:line-break/>Ε. ΑΠΟΔΟΧΕΣ : Ημερομίσθιο 40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36">
            <text:p text:style-name="p15"><text:span text:style-name="c4">Ο ΕΡΓΟΔΟΤΗΣ</text:span></text:p>
          </table:table-cell>
          <table:table-cell table:style-name="T36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38">
            <text:p text:style-name="p15"><text:span text:style-name="c4">ΣΦΡΑΓΙΔΑ-ΥΠΟΓΡΑΦΗ</text:span></text:p>
          </table:table-cell>
          <table:table-cell table:style-name="T38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ΛΕΥΘΕΡΙΟΣ ΖΑΜΠΕΛΗΣ ΟΝΟΜΑ ΠΑΤΡΟΣ : ΣΠΥΡΙΔΩΝ <text:line-break/>ΔΙΕΥΘΥΝΣΗ ΚΑΤΟΙΚΙΑΣ : ΠΡΩΤΕΩΣ 53, ΠΕΡΙΣΤΕΡΙ <text:line-break/>ΣΤΟΙΧΕΙΑ ΤΑΥΤΟΤΗΤΑΣ : Π178695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40"><text:span text:style-name="c4">ΗΜΕΡΟΜΗΝΙΑ ΕΝΑΡΞΗΣ ΣΥΜΒΑΣΗΣ : 18/10/2013 </text:span></text:p>
        </text:list-item>
        <text:list-item>
          <text:p text:style-name="p41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42"><text:span text:style-name="c4">ΗΜΕΡΕΣ ΕΒΔΟΜΑΔΙΑΙΩΣ : ΔΥΟ (ΠΑΡΑΣΚΕΥΗ-ΣΑΒΒΑΤΟ) </text:span></text:p>
        </text:list-item>
        <text:list-item>
          <text:p text:style-name="p43"><text:span text:style-name="c4">ΩΡΕΣ ΕΒΔΟΜΑΔΙΑΙΩΣ : 12 </text:span></text:p>
        </text:list-item>
        <text:list-item>
          <text:p text:style-name="p44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ΑΓΕΙΡΑΣ Β. <text:line-break/>Ε. ΑΠΟΔΟΧΕΣ : Ημερομίσθιο 45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45">
            <text:p text:style-name="p15"><text:span text:style-name="c4">Ο ΕΡΓΟΔΟΤΗΣ</text:span></text:p>
          </table:table-cell>
          <table:table-cell table:style-name="T45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47">
            <text:p text:style-name="p15"><text:span text:style-name="c4">ΣΦΡΑΓΙΔΑ-ΥΠΟΓΡΑΦΗ</text:span></text:p>
          </table:table-cell>
          <table:table-cell table:style-name="T47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ΛΑΜΠΡΙΝΗ ΚΑΡΔΑΡΑ ΟΝΟΜΑ ΠΑΤΡΟΣ : ΧΑΡΑΛΑΜΠΟΣ <text:line-break/>ΔΙΕΥΘΥΝΣΗ ΚΑΤΟΙΚΙΑΣ : ΕΫΝΤΟΥ 8, ΑΘΗΝΑ, 11636 <text:line-break/>ΣΤΟΙΧΕΙΑ ΤΑΥΤΟΤΗΤΑΣ : ΑΚ116727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49"><text:span text:style-name="c4">ΗΜΕΡΟΜΗΝΙΑ ΕΝΑΡΞΗΣ ΣΥΜΒΑΣΗΣ : 18/10/2013 </text:span></text:p>
        </text:list-item>
        <text:list-item>
          <text:p text:style-name="p5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51"><text:span text:style-name="c4">ΗΜΕΡΕΣ ΕΒΔΟΜΑΔΙΑΙΩΣ : ΔΥΟ (ΠΑΡΑΣΚΕΥΗ-ΣΑΒΒΑΤΟ) </text:span></text:p>
        </text:list-item>
        <text:list-item>
          <text:p text:style-name="p52"><text:span text:style-name="c4">ΩΡΕΣ ΕΒΔΟΜΑΔΙΑΙΩΣ : 8 </text:span></text:p>
        </text:list-item>
        <text:list-item>
          <text:p text:style-name="p53"><text:span text:style-name="c4">ΩΡΑΡΙΟ ΗΜΕΡΗΣΙΑΣ ΑΠΑΣΧΟΛΗΣΗΣ : 23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54">
            <text:p text:style-name="p15"><text:span text:style-name="c4">Ο ΕΡΓΟΔΟΤΗΣ</text:span></text:p>
          </table:table-cell>
          <table:table-cell table:style-name="T54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56">
            <text:p text:style-name="p15"><text:span text:style-name="c4">ΣΦΡΑΓΙΔΑ-ΥΠΟΓΡΑΦΗ</text:span></text:p>
          </table:table-cell>
          <table:table-cell table:style-name="T56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ΚΩΝΣΤΑΝΤΙΝΟΣ ΜΑΛΙΣΙΩΒΑΣ ΟΝΟΜΑ ΠΑΤΡΟΣ : ΧΡΗΣΤΟΣ <text:line-break/>ΔΙΕΥΘΥΝΣΗ ΚΑΤΟΙΚΙΑΣ : ΠΑΛΛΗΚΑΡΙΔΟΥ 40, ΑΙΓΑΛΕΩ, 12243 <text:line-break/>ΣΤΟΙΧΕΙΑ ΤΑΥΤΟΤΗΤΑΣ : ΑΗ501307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58"><text:span text:style-name="c4">ΗΜΕΡΟΜΗΝΙΑ ΕΝΑΡΞΗΣ ΣΥΜΒΑΣΗΣ : 18/10/2013 </text:span></text:p>
        </text:list-item>
        <text:list-item>
          <text:p text:style-name="p59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60"><text:span text:style-name="c4">ΗΜΕΡΕΣ ΕΒΔΟΜΑΔΙΑΙΩΣ : ΔΥΟ (ΠΑΡΑΣΚΕΥΗ-ΣΑΒΒΑΤΟ) </text:span></text:p>
        </text:list-item>
        <text:list-item>
          <text:p text:style-name="p61"><text:span text:style-name="c4">ΩΡΕΣ ΕΒΔΟΜΑΔΙΑΙΩΣ : 12 </text:span></text:p>
        </text:list-item>
        <text:list-item>
          <text:p text:style-name="p62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ΣΕΡΒΙΤΟΡΟΣ <text:line-break/>Ε. ΑΠΟΔΟΧΕΣ : Ημερομίσθιο 44,06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63">
            <text:p text:style-name="p15"><text:span text:style-name="c4">Ο ΕΡΓΟΔΟΤΗΣ</text:span></text:p>
          </table:table-cell>
          <table:table-cell table:style-name="T63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65">
            <text:p text:style-name="p15"><text:span text:style-name="c4">ΣΦΡΑΓΙΔΑ-ΥΠΟΓΡΑΦΗ</text:span></text:p>
          </table:table-cell>
          <table:table-cell table:style-name="T65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ΜΜΑΝΟΥΗΛ ΠΑΡΙΑΝΟΣ ΟΝΟΜΑ ΠΑΤΡΟΣ : ΕΥΑΓΓΕΛΟΣ <text:line-break/>ΔΙΕΥΘΥΝΣΗ ΚΑΤΟΙΚΙΑΣ : ΗΡΑΣ 3, ΑΓΙΟΣ ΔΗΜΗΤΡΙΟΣ <text:line-break/>ΣΤΟΙΧΕΙΑ ΤΑΥΤΟΤΗΤΑΣ : Σ58984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67"><text:span text:style-name="c4">ΗΜΕΡΟΜΗΝΙΑ ΕΝΑΡΞΗΣ ΣΥΜΒΑΣΗΣ : 18/10/2013 </text:span></text:p>
        </text:list-item>
        <text:list-item>
          <text:p text:style-name="p68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69"><text:span text:style-name="c4">ΗΜΕΡΕΣ ΕΒΔΟΜΑΔΙΑΙΩΣ : ΔΥΟ (ΠΑΡΑΣΚΕΥΗ-ΣΑΒΒΑΤΟ) </text:span></text:p>
        </text:list-item>
        <text:list-item>
          <text:p text:style-name="p70"><text:span text:style-name="c4">ΩΡΕΣ ΕΒΔΟΜΑΔΙΑΙΩΣ : 12 </text:span></text:p>
        </text:list-item>
        <text:list-item>
          <text:p text:style-name="p71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ΑΓΕΙΡΑΣ Β. <text:line-break/>Ε. ΑΠΟΔΟΧΕΣ : Ημερομίσθιο 45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72">
            <text:p text:style-name="p15"><text:span text:style-name="c4">Ο ΕΡΓΟΔΟΤΗΣ</text:span></text:p>
          </table:table-cell>
          <table:table-cell table:style-name="T72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74">
            <text:p text:style-name="p15"><text:span text:style-name="c4">ΣΦΡΑΓΙΔΑ-ΥΠΟΓΡΑΦΗ</text:span></text:p>
          </table:table-cell>
          <table:table-cell table:style-name="T74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ΕΛΕΤΙΟΣ ΠΛΟΥΜΠΗΣ ΟΝΟΜΑ ΠΑΤΡΟΣ : ΔΗΜΗΤΡΙΟΣ <text:line-break/>ΔΙΕΥΘΥΝΣΗ ΚΑΤΟΙΚΙΑΣ : ΚΟΡΙΝΘΟΥ 9, ΑΘΗΝΑ,18345 <text:line-break/>ΣΤΟΙΧΕΙΑ ΤΑΥΤΟΤΗΤΑΣ : Τ034923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76"><text:span text:style-name="c4">ΗΜΕΡΟΜΗΝΙΑ ΕΝΑΡΞΗΣ ΣΥΜΒΑΣΗΣ : 18/10/2013 </text:span></text:p>
        </text:list-item>
        <text:list-item>
          <text:p text:style-name="p77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78"><text:span text:style-name="c4">ΗΜΕΡΕΣ ΕΒΔΟΜΑΔΙΑΙΩΣ : ΔΥΟ (ΠΑΡΑΣΚΕΥΗ-ΣΑΒΒΑΤΟ) </text:span></text:p>
        </text:list-item>
        <text:list-item>
          <text:p text:style-name="p79"><text:span text:style-name="c4">ΩΡΕΣ ΕΒΔΟΜΑΔΙΑΙΩΣ : 12 </text:span></text:p>
        </text:list-item>
        <text:list-item>
          <text:p text:style-name="p80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ΒΟΗΘΟΣ ΣΕΡΒΙΤΟΡΟΥ <text:line-break/>Ε. ΑΠΟΔΟΧΕΣ : Ημερομίσθιο 37,13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81">
            <text:p text:style-name="p15"><text:span text:style-name="c4">Ο ΕΡΓΟΔΟΤΗΣ</text:span></text:p>
          </table:table-cell>
          <table:table-cell table:style-name="T81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83">
            <text:p text:style-name="p15"><text:span text:style-name="c4">ΣΦΡΑΓΙΔΑ-ΥΠΟΓΡΑΦΗ</text:span></text:p>
          </table:table-cell>
          <table:table-cell table:style-name="T83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ΓΕΩΡΓΙΟΣ ΣΚΥΛΟΥΡΑΚΗΣ ΟΝΟΜΑ ΠΑΤΡΟΣ : ΒΑΣΙΛΕΙΟΣ <text:line-break/>ΔΙΕΥΘΥΝΣΗ ΚΑΤΟΙΚΙΑΣ : ΚΑΤΣΑΝΤΩΝΗ 5, ΠΕΙΡΑΙΑΣ <text:line-break/>ΣΤΟΙΧΕΙΑ ΤΑΥΤΟΤΗΤΑΣ : Σ115909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85"><text:span text:style-name="c4">ΗΜΕΡΟΜΗΝΙΑ ΕΝΑΡΞΗΣ ΣΥΜΒΑΣΗΣ : 18/10/2013 </text:span></text:p>
        </text:list-item>
        <text:list-item>
          <text:p text:style-name="p86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87"><text:span text:style-name="c4">ΗΜΕΡΕΣ ΕΒΔΟΜΑΔΙΑΙΩΣ : ΔΥΟ (ΠΑΡΑΣΚΕΥΗ-ΣΑΒΒΑΤΟ) </text:span></text:p>
        </text:list-item>
        <text:list-item>
          <text:p text:style-name="p88"><text:span text:style-name="c4">ΩΡΕΣ ΕΒΔΟΜΑΔΙΑΙΩΣ : 12 </text:span></text:p>
        </text:list-item>
        <text:list-item>
          <text:p text:style-name="p89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ΝΤΙΣΚ-ΤΖΟΚΕΥ <text:line-break/>Ε. ΑΠΟΔΟΧΕΣ : Ημερομίσθιο 40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90">
            <text:p text:style-name="p15"><text:span text:style-name="c4">Ο ΕΡΓΟΔΟΤΗΣ</text:span></text:p>
          </table:table-cell>
          <table:table-cell table:style-name="T90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92">
            <text:p text:style-name="p15"><text:span text:style-name="c4">ΣΦΡΑΓΙΔΑ-ΥΠΟΓΡΑΦΗ</text:span></text:p>
          </table:table-cell>
          <table:table-cell table:style-name="T92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ΣΤΥΛΙΑΝΗ ΤΣΙΑΚΑΛΟΥ ΟΝΟΜΑ ΠΑΤΡΟΣ : ΒΑΣΙΛΕΙΟΣ <text:line-break/>ΔΙΕΥΘΥΝΣΗ ΚΑΤΟΙΚΙΑΣ : ΑΛΙΚΑΡΝΑΣΣΟΥ 2-4,ΑΘΗΝΑ,10444 <text:line-break/>ΣΤΟΙΧΕΙΑ ΤΑΥΤΟΤΗΤΑΣ : Ρ49063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94"><text:span text:style-name="c4">ΗΜΕΡΟΜΗΝΙΑ ΕΝΑΡΞΗΣ ΣΥΜΒΑΣΗΣ : 18/10/2013 </text:span></text:p>
        </text:list-item>
        <text:list-item>
          <text:p text:style-name="p95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96"><text:span text:style-name="c4">ΗΜΕΡΕΣ ΕΒΔΟΜΑΔΙΑΙΩΣ : ΔΥΟ (ΠΑΡΑΣΚΕΥΗ-ΣΑΒΒΑΤΟ) </text:span></text:p>
        </text:list-item>
        <text:list-item>
          <text:p text:style-name="p97"><text:span text:style-name="c4">ΩΡΕΣ ΕΒΔΟΜΑΔΙΑΙΩΣ : 12 </text:span></text:p>
        </text:list-item>
        <text:list-item>
          <text:p text:style-name="p98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ΤΑΜΙΑΣ <text:line-break/>Ε. ΑΠΟΔΟΧΕΣ : Ημερομίσθιο 40,00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99">
            <text:p text:style-name="p15"><text:span text:style-name="c4">Ο ΕΡΓΟΔΟΤΗΣ</text:span></text:p>
          </table:table-cell>
          <table:table-cell table:style-name="T99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01">
            <text:p text:style-name="p15"><text:span text:style-name="c4">ΣΦΡΑΓΙΔΑ-ΥΠΟΓΡΑΦΗ</text:span></text:p>
          </table:table-cell>
          <table:table-cell table:style-name="T101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ΒΕΝΙΑΜΙΝ ΧΑΤΖΗΚΟΥΜΠΑΡΟΓΛΟΥ ΟΝΟΜΑ ΠΑΤΡΟΣ : ΓΕΩΡΓΙΟΣ <text:line-break/>ΔΙΕΥΘΥΝΣΗ ΚΑΤΟΙΚΙΑΣ : ΝΑΞΟΥ 1, ΜΟΣΧΑΤΟ <text:line-break/>ΣΤΟΙΧΕΙΑ ΤΑΥΤΟΤΗΤΑΣ : ΑΚ72058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03"><text:span text:style-name="c4">ΗΜΕΡΟΜΗΝΙΑ ΕΝΑΡΞΗΣ ΣΥΜΒΑΣΗΣ : 18/10/2013 </text:span></text:p>
        </text:list-item>
        <text:list-item>
          <text:p text:style-name="p104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05"><text:span text:style-name="c4">ΗΜΕΡΕΣ ΕΒΔΟΜΑΔΙΑΙΩΣ : ΔΥΟ (ΠΑΡΑΣΚΕΥΗ-ΣΑΒΒΑΤΟ) </text:span></text:p>
        </text:list-item>
        <text:list-item>
          <text:p text:style-name="p106"><text:span text:style-name="c4">ΩΡΕΣ ΕΒΔΟΜΑΔΙΑΙΩΣ : 8 </text:span></text:p>
        </text:list-item>
        <text:list-item>
          <text:p text:style-name="p107"><text:span text:style-name="c4">ΩΡΑΡΙΟ ΗΜΕΡΗΣΙΑΣ ΑΠΑΣΧΟΛΗΣΗΣ : 23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18/10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08">
            <text:p text:style-name="p15"><text:span text:style-name="c4">Ο ΕΡΓΟΔΟΤΗΣ</text:span></text:p>
          </table:table-cell>
          <table:table-cell table:style-name="T108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10">
            <text:p text:style-name="p15"><text:span text:style-name="c4">ΣΦΡΑΓΙΔΑ-ΥΠΟΓΡΑΦΗ</text:span></text:p>
          </table:table-cell>
          <table:table-cell table:style-name="T110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ΙΡΗΝΗ ΦΑΡΜΑΚΙΔΟΥ ΟΝΟΜΑ ΠΑΤΡΟΣ : ΒΑΣΙΛΕΙΟΣ <text:line-break/>ΔΙΕΥΘΥΝΣΗ ΚΑΤΟΙΚΙΑΣ : ΑΓΓ.ΣΙΚΕΛΙΑΝΟΥ 122, ΣΑΛΑΜΙΝΑ <text:line-break/>ΣΤΟΙΧΕΙΑ ΤΑΥΤΟΤΗΤΑΣ : ΑΚ140397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12"><text:span text:style-name="c4">ΗΜΕΡΟΜΗΝΙΑ ΕΝΑΡΞΗΣ ΣΥΜΒΑΣΗΣ : 15/11/2013 </text:span></text:p>
        </text:list-item>
        <text:list-item>
          <text:p text:style-name="p113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14"><text:span text:style-name="c4">ΗΜΕΡΕΣ ΕΒΔΟΜΑΔΙΑΙΩΣ : ΔΥΟ (ΠΑΡΑΣΚΕΥΗ-ΣΑΒΒΑΤΟ) </text:span></text:p>
        </text:list-item>
        <text:list-item>
          <text:p text:style-name="p115"><text:span text:style-name="c4">ΩΡΕΣ ΕΒΔΟΜΑΔΙΑΙΩΣ : 12 </text:span></text:p>
        </text:list-item>
        <text:list-item>
          <text:p text:style-name="p116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ΤΑΜΙΑΣ <text:line-break/>Ε. ΑΠΟΔΟΧΕΣ : Ημερομίσθιο 40,00 ευρώ <text:line-break/><text:line-break/>ΑΘΗΝΑ 15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17">
            <text:p text:style-name="p15"><text:span text:style-name="c4">Ο ΕΡΓΟΔΟΤΗΣ</text:span></text:p>
          </table:table-cell>
          <table:table-cell table:style-name="T117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19">
            <text:p text:style-name="p15"><text:span text:style-name="c4">ΣΦΡΑΓΙΔΑ-ΥΠΟΓΡΑΦΗ</text:span></text:p>
          </table:table-cell>
          <table:table-cell table:style-name="T119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ΑΝΤΩ ΜΑΥΡΟΓΕΝΗ ΟΝΟΜΑ ΠΑΤΡΟΣ : ΣΤΑΜΑΤΙΟΣ <text:line-break/>ΔΙΕΥΘΥΝΣΗ ΚΑΤΟΙΚΙΑΣ : ΔΙΣΤΟΜΟΥ 16, ΠΕΙΡΑΙΑΣ,18534 <text:line-break/>ΣΤΟΙΧΕΙΑ ΤΑΥΤΟΤΗΤΑΣ : Χ494474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21"><text:span text:style-name="c4">ΗΜΕΡΟΜΗΝΙΑ ΕΝΑΡΞΗΣ ΣΥΜΒΑΣΗΣ : 23/11/2013 </text:span></text:p>
        </text:list-item>
        <text:list-item>
          <text:p text:style-name="p122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23"><text:span text:style-name="c4">ΗΜΕΡΕΣ ΕΒΔΟΜΑΔΙΑΙΩΣ : ΜΙΑ (ΣΑΒΒΑΤΟ) </text:span></text:p>
        </text:list-item>
        <text:list-item>
          <text:p text:style-name="p124"><text:span text:style-name="c4">ΩΡΕΣ ΕΒΔΟΜΑΔΙΑΙΩΣ : 6 </text:span></text:p>
        </text:list-item>
        <text:list-item>
          <text:p text:style-name="p125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ΒΟΗΘΟΣ ΣΕΡΒΙΤΟΡΟΥ <text:line-break/>Ε. ΑΠΟΔΟΧΕΣ : Ημερομίσθιο 37,13 ευρώ <text:line-break/><text:line-break/>ΑΘΗΝΑ 23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26">
            <text:p text:style-name="p15"><text:span text:style-name="c4">Ο ΕΡΓΟΔΟΤΗΣ</text:span></text:p>
          </table:table-cell>
          <table:table-cell table:style-name="T126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28">
            <text:p text:style-name="p15"><text:span text:style-name="c4">ΣΦΡΑΓΙΔΑ-ΥΠΟΓΡΑΦΗ</text:span></text:p>
          </table:table-cell>
          <table:table-cell table:style-name="T128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ΠΑΝΑΓΙΩΤΑ ΘΕΟΧΑΡΗ ΟΝΟΜΑ ΠΑΤΡΟΣ : ΓΕΩΡΓΙΟΣ <text:line-break/>ΔΙΕΥΘΥΝΣΗ ΚΑΤΟΙΚΙΑΣ : ΑΝΑΒΡΥΣΗΣ 21 ΑΘΗΝΑ 11143 <text:line-break/>ΣΤΟΙΧΕΙΑ ΤΑΥΤΟΤΗΤΑΣ : Χ311251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30"><text:span text:style-name="c4">ΗΜΕΡΟΜΗΝΙΑ ΕΝΑΡΞΗΣ ΣΥΜΒΑΣΗΣ : 28/11/2013 </text:span></text:p>
        </text:list-item>
        <text:list-item>
          <text:p text:style-name="p131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32"><text:span text:style-name="c4">ΗΜΕΡΕΣ ΕΒΔΟΜΑΔΙΑΙΩΣ : ΜΙΑ (ΠΕΜΠΤΗ) </text:span></text:p>
        </text:list-item>
        <text:list-item>
          <text:p text:style-name="p133"><text:span text:style-name="c4">ΩΡΕΣ ΕΒΔΟΜΑΔΙΑΙΩΣ : 6 </text:span></text:p>
        </text:list-item>
        <text:list-item>
          <text:p text:style-name="p134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, ευρώ <text:line-break/><text:line-break/>ΑΘΗΝΑ 28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35">
            <text:p text:style-name="p15"><text:span text:style-name="c4">Ο ΕΡΓΟΔΟΤΗΣ</text:span></text:p>
          </table:table-cell>
          <table:table-cell table:style-name="T135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37">
            <text:p text:style-name="p15"><text:span text:style-name="c4">ΣΦΡΑΓΙΔΑ-ΥΠΟΓΡΑΦΗ</text:span></text:p>
          </table:table-cell>
          <table:table-cell table:style-name="T137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ΑΧΙΛΛΕΑΣ ΠΑΝΑΓΟΥΛΗΣ ΟΝΟΜΑ ΠΑΤΡΟΣ : ΚΩΝΣΤΑΝΤΙΝΟΣ <text:line-break/>ΔΙΕΥΘΥΝΣΗ ΚΑΤΟΙΚΙΑΣ : ΔΡΑΓΟΥΜΗ 6 ΓΕΡΑΚΑΣ 15344 <text:line-break/>ΣΤΟΙΧΕΙΑ ΤΑΥΤΟΤΗΤΑΣ : ΑΕ612621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39"><text:span text:style-name="c4">ΗΜΕΡΟΜΗΝΙΑ ΕΝΑΡΞΗΣ ΣΥΜΒΑΣΗΣ : 28/11/2013 </text:span></text:p>
        </text:list-item>
        <text:list-item>
          <text:p text:style-name="p140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41"><text:span text:style-name="c4">ΗΜΕΡΕΣ ΕΒΔΟΜΑΔΙΑΙΩΣ : ΜΙΑ(ΠΕΜΠΤΗ) </text:span></text:p>
        </text:list-item>
        <text:list-item>
          <text:p text:style-name="p142"><text:span text:style-name="c4">ΩΡΕΣ ΕΒΔΟΜΑΔΙΑΙΩΣ : 6 </text:span></text:p>
        </text:list-item>
        <text:list-item>
          <text:p text:style-name="p143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40,45 ευρώ <text:line-break/><text:line-break/>ΑΘΗΝΑ 28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44">
            <text:p text:style-name="p15"><text:span text:style-name="c4">Ο ΕΡΓΟΔΟΤΗΣ</text:span></text:p>
          </table:table-cell>
          <table:table-cell table:style-name="T144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46">
            <text:p text:style-name="p15"><text:span text:style-name="c4">ΣΦΡΑΓΙΔΑ-ΥΠΟΓΡΑΦΗ</text:span></text:p>
          </table:table-cell>
          <table:table-cell table:style-name="T146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ΜΥΡΙΑΜ-ΖΑΝΕΤ ΚΑΠΟΥΛΛΙΑ ΟΝΟΜΑ ΠΑΤΡΟΣ : ΕΝΡΙΚΕ <text:line-break/>ΔΙΕΥΘΥΝΣΗ ΚΑΤΟΙΚΙΑΣ : ΦΙΛΟΛΑΟΥ 152 ΑΘΗΝΑ 11632 <text:line-break/>ΣΤΟΙΧΕΙΑ ΤΑΥΤΟΤΗΤΑΣ : ΑΒ343386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48"><text:span text:style-name="c4">ΗΜΕΡΟΜΗΝΙΑ ΕΝΑΡΞΗΣ ΣΥΜΒΑΣΗΣ : 29/11/2013 </text:span></text:p>
        </text:list-item>
        <text:list-item>
          <text:p text:style-name="p149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50"><text:span text:style-name="c4">ΗΜΕΡΕΣ ΕΒΔΟΜΑΔΙΑΙΩΣ : ΜΙΑ(ΠΑΡΑΣΚΕΥΗ) </text:span></text:p>
        </text:list-item>
        <text:list-item>
          <text:p text:style-name="p151"><text:span text:style-name="c4">ΩΡΕΣ ΕΒΔΟΜΑΔΙΑΙΩΣ : 6 </text:span></text:p>
        </text:list-item>
        <text:list-item>
          <text:p text:style-name="p152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ΜΟΥΣΙΚΟΣ <text:line-break/>Ε. ΑΠΟΔΟΧΕΣ : Ημερομίσθιο 55 ευρώ <text:line-break/><text:line-break/>ΑΘΗΝΑ 29/11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53">
            <text:p text:style-name="p15"><text:span text:style-name="c4">Ο ΕΡΓΟΔΟΤΗΣ</text:span></text:p>
          </table:table-cell>
          <table:table-cell table:style-name="T153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55">
            <text:p text:style-name="p15"><text:span text:style-name="c4">ΣΦΡΑΓΙΔΑ-ΥΠΟΓΡΑΦΗ</text:span></text:p>
          </table:table-cell>
          <table:table-cell table:style-name="T155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ΕΥΑΓΓΕΛΙΑ ΒΑΜΒΑΚΟΥΣΗ ΟΝΟΜΑ ΠΑΤΡΟΣ : ΓΕΩΡΓΙΟΣ <text:line-break/>ΔΙΕΥΘΥΝΣΗ ΚΑΤΟΙΚΙΑΣ : ΑΡΙΣΤΕΙΔΟΥ ΟΙΚΟΝΟΜΟΥ 6 ΑΘΗΝΑ 10445 <text:line-break/>ΣΤΟΙΧΕΙΑ ΤΑΥΤΟΤΗΤΑΣ : ΑΕ086243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57"><text:span text:style-name="c4">ΗΜΕΡΟΜΗΝΙΑ ΕΝΑΡΞΗΣ ΣΥΜΒΑΣΗΣ : 6/12/2013 </text:span></text:p>
        </text:list-item>
        <text:list-item>
          <text:p text:style-name="p158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59"><text:span text:style-name="c4">ΗΜΕΡΕΣ ΕΒΔΟΜΑΔΙΑΙΩΣ : ΔΥΟ (ΠΑΡΑΣΚΕΥΗ-ΣΑΒΒΑΤΟ) </text:span></text:p>
        </text:list-item>
        <text:list-item>
          <text:p text:style-name="p160"><text:span text:style-name="c4">ΩΡΕΣ ΕΒΔΟΜΑΔΙΑΙΩΣ : 12 </text:span></text:p>
        </text:list-item>
        <text:list-item>
          <text:p text:style-name="p161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ΒΟΗΘΟΣ ΜΑΓΕΙΡΑ <text:line-break/>Ε. ΑΠΟΔΟΧΕΣ : Ημερομίσθιο 45 Ευρώ <text:line-break/><text:line-break/>ΑΘΗΝΑ 6/12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62">
            <text:p text:style-name="p15"><text:span text:style-name="c4">Ο ΕΡΓΟΔΟΤΗΣ</text:span></text:p>
          </table:table-cell>
          <table:table-cell table:style-name="T162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64">
            <text:p text:style-name="p15"><text:span text:style-name="c4">ΣΦΡΑΓΙΔΑ-ΥΠΟΓΡΑΦΗ</text:span></text:p>
          </table:table-cell>
          <table:table-cell table:style-name="T164">
            <text:p text:style-name="p15"><text:span text:style-name="c4">ΥΠΟΓΡΑΦΗ </text:span></text:p>
          </table:table-cell>
        </table:table-row>
      </table:table>
      <text:p text:style-name="p1"/>
      <text:p text:style-name="p21"><text:span text:style-name="c2">ΟΡΟΙ ΑΤΟΜΙΚΗΣ ΣΥΜΒΑΣΗΣ ΕΡΓΑΣΙΑΣ ΜΕΡΙΚΗΣ Η ΚΑΙ ΕΚ ΠΕΡΙΤΡΟΠΗΣ ΑΠΑΣΧΟΛΗΣΗΣ</text:span></text:p>
      <text:p text:style-name="p5"><text:span text:style-name="c4"><text:line-break/></text:span></text:p>
      <text:p text:style-name="p6"><text:span text:style-name="c7">Ο ΕΡΓΟΔΟΤΗΣ</text:span></text:p>
      <text:p text:style-name="p5"><text:span text:style-name="c4">ΕΠΩΝΥΜΙΑ : ΑΚΤΗ ΦΑΡΑΓΓΑ ΠΑΡΟΥ ΕΠΕ, ΑΦΜ:999249820 <text:line-break/>ΔΡΑΣΤΗΡΙΟΤΗΤΑ : ΕΣΤΙΑΤΟΡΙΟ-ΜΠΑΡ <text:line-break/>ΔΙΕΥΘΥΝΣΗ : ΑΓΑΘΗΜΕΡΟΥ 3, ΑΘΗΝΑ <text:line-break/>ΟΝ/ΜΟ ΕΚΠΡΟΣΩΠΟΥ : ΜΙΧΑΗΛ ΑΘΕΡΙΝΗΣ-ΣΠΑΡΤΙΩΤΗΣ <text:line-break/></text:span></text:p>
      <text:p text:style-name="p6"><text:span text:style-name="c7">Ο ΕΡΓΑΖΟΜΕΝΟΣ</text:span></text:p>
      <text:p text:style-name="p5"><text:span text:style-name="c4">ΟΝ/ΜΟ : ΙΩΑΝΝΗΣ ΤΑΣΟΥΛΗΣ ΟΝΟΜΑ ΠΑΤΡΟΣ : ΚΩΝΣΤΑΝΤΙΝΟΣ <text:line-break/>ΔΙΕΥΘΥΝΣΗ ΚΑΤΟΙΚΙΑΣ : ΒΥΡΩΝΑΣ ΜΙΚΡΑΣ ΑΣΙΑΣ 81-87 16231 <text:line-break/>ΣΤΟΙΧΕΙΑ ΤΑΥΤΟΤΗΤΑΣ : Χ006590 <text:line-break/></text:span></text:p>
      <text:p text:style-name="p6"><text:span text:style-name="c7">ΟΥΣΙΩΔΕΙΣ ΟΡΟΙ</text:span></text:p>
      <text:p text:style-name="p5"><text:span text:style-name="c4">Α. ΕΙΔΟΣ ΣΥΜΒΑΣΗΣ : Αορίστου χρόνου </text:span></text:p>
      <text:list text:style-name="L8">
        <text:list-item>
          <text:p text:style-name="p166"><text:span text:style-name="c4">ΗΜΕΡΟΜΗΝΙΑ ΕΝΑΡΞΗΣ ΣΥΜΒΑΣΗΣ : 19/12/2013 </text:span></text:p>
        </text:list-item>
        <text:list-item>
          <text:p text:style-name="p167"><text:span text:style-name="c4">ΗΜΕΡΟΜΗΝΙΑ ΛΗΞΗΣ ΣΥΜΒΑΣΗΣ : </text:span></text:p>
        </text:list-item>
      </text:list>
      <text:p text:style-name="p11"><text:span text:style-name="c4">Β. ΧΡΟΝΟΣ ΑΠΑΣΧΟΛΗΣΗΣ : </text:span></text:p>
      <text:list text:style-name="L8">
        <text:list-item>
          <text:p text:style-name="p168"><text:span text:style-name="c4">ΗΜΕΡΕΣ ΕΒΔΟΜΑΔΙΑΙΩΣ : ΜΙΑ (ΣΑΒΒΑΤΟ) </text:span></text:p>
        </text:list-item>
        <text:list-item>
          <text:p text:style-name="p169"><text:span text:style-name="c4">ΩΡΕΣ ΕΒΔΟΜΑΔΙΑΙΩΣ : 6 </text:span></text:p>
        </text:list-item>
        <text:list-item>
          <text:p text:style-name="p170"><text:span text:style-name="c4">ΩΡΑΡΙΟ ΗΜΕΡΗΣΙΑΣ ΑΠΑΣΧΟΛΗΣΗΣ : 21:00-3:00</text:span></text:p>
        </text:list-item>
      </text:list>
      <text:p text:style-name="p11"><text:span text:style-name="c4">Γ. ΤΟΠΟΣ ΠΑΡΟΧΗΣ ΕΡΓΑΣΙΑΣ : ΑΓΑΘΗΜΕΡΟΥ 3, ΑΘΗΝΑ <text:line-break/>Δ. ΕΙΔΙΚΟΤΗΤΑ ΕΡΓΑΖΟΜΕΝΟΥ : ΒΟΗΘΟΣ ΣΕΡΒΙΤΟΡΟΥ <text:line-break/>Ε. ΑΠΟΔΟΧΕΣ : Ημερομίσθιο 37,13 ευρώ <text:line-break/><text:line-break/>ΑΘΗΝΑ 19/12/2013 <text:line-break/></text:span></text:p>
      <text:p text:style-name="p15"><text:span text:style-name="c4">ΟΙ ΣΥΜΒΑΛΛΟΜΕΝΟΙ</text:span></text:p>
      <table:table>
        <table:table-column table:number-columns-repeated="2"/>
        <table:table-row>
          <table:table-cell table:style-name="T171">
            <text:p text:style-name="p15"><text:span text:style-name="c4">Ο ΕΡΓΟΔΟΤΗΣ</text:span></text:p>
          </table:table-cell>
          <table:table-cell table:style-name="T171">
            <text:p text:style-name="p15"><text:span text:style-name="c4">Ο ΕΡΓΑΖΟΜΕΝΟΣ</text:span></text:p>
          </table:table-cell>
        </table:table-row>
      </table:table>
      <text:p text:style-name="p1"/>
      <text:p text:style-name="p11"><text:span text:style-name="c4"><text:line-break/><text:line-break/><text:line-break/><text:line-break/></text:span></text:p>
      <table:table>
        <table:table-column table:number-columns-repeated="2"/>
        <table:table-row>
          <table:table-cell table:style-name="T173">
            <text:p text:style-name="p15"><text:span text:style-name="c4">ΣΦΡΑΓΙΔΑ-ΥΠΟΓΡΑΦΗ</text:span></text:p>
          </table:table-cell>
          <table:table-cell table:style-name="T173">
            <text:p text:style-name="p15"><text:span text:style-name="c4">ΥΠΟΓΡΑΦΗ </text:span></text:p>
          </table:table-cell>
        </table:table-row>
      </table:table>
      <text:p text:style-name="p1"/>
      <text:p text:style-name="p5"/>
    </office:text>
  </office:body>
</office:document-content>
</file>